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ngeLogTask.filterEntrySet( final CVSEntry [ ] entrySe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hangeLogTask.setRemote( final boolean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LogTask.setDaysinpast( final int day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ngeLogTask.setUsersfile( final File users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LogTask.setDir( final File inpu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LogTask.loadUserlist( final Properties user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hangeLogTask.setStart( final Date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LogTask.addFileset( final FileSet fil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LogTask.setStartTag( final String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LogTask.setEnd( final Date end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LogTask.replaceAuthorIdWithName( final Properties userList , final CVSEntry [ ] entry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hangeLogTask.addUser( final CvsUser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LogTask.setDestfile( final File des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LogTask.writeChangeLog( final CVSEntry [ ] entry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hangeLogTask.execute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4">
            <text:p text:style-name="Table_20_Contents">14</text:p>
          </table:table-cell>
          <table:table-cell office:value-type="float" office:value="79">
            <text:p text:style-name="Table_20_Contents">79</text:p>
          </table:table-cell>
        </table:table-row>
        <table:table-row>
          <table:table-cell office:value-type="string">
            <text:p text:style-name="Table_20_Contents">ChangeLogTask.validat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hangeLogTask.setEndTag( final String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